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4.6409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1.67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4634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5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fo:background-color="#999999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3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none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none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none" fo:wrap-option="wrap" fo:border-left="0.0071in solid #000000" fo:border-right="none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none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fo:wrap-option="wrap" fo:border-left="0.0071in solid #000000" fo:border-right="none" fo:border-top="none"/>
      <style:text-properties fo:color="#0033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71in solid #000000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Verdana" fo:font-size="12pt"/>
    </style:style>
    <style:style style:name="ce11" style:family="table-cell" style:parent-style-name="Default">
      <style:table-cell-properties fo:background-color="#999999" style:text-align-source="fix" style:repeat-content="false" fo:wrap-option="wrap" fo:border="0.0071in solid #000000" style:vertical-align="middle"/>
      <style:paragraph-properties fo:text-align="center" fo:margin-left="0in"/>
      <style:text-properties fo:color="#000000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71in solid #000000" fo:background-color="#ccccff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none" fo:wrap-option="wrap" fo:border-left="0.0071in solid #000000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71in solid #000000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7" style:family="table-cell" style:parent-style-name="Default" style:data-style-name="N37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8" style:family="table-cell" style:parent-style-name="Default" style:data-style-name="N100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9" style:family="table-cell" style:parent-style-name="Default">
      <style:table-cell-properties fo:background-color="#ccccff" style:text-align-source="fix" style:repeat-content="false" fo:wrap-option="wrap" fo:border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71in solid #000000" fo:background-color="#ccccff" fo:wrap-option="wrap" fo:border-left="none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0.0071in solid #000000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71in solid #000000" fo:background-color="#ccccff" style:text-align-source="fix" style:repeat-content="false" fo:wrap-option="wrap" fo:border-left="none" fo:border-right="0.0071in solid #000000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none" fo:wrap-option="wrap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71in solid #000000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71in solid #000000" fo:background-color="#ccccff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racked-changes>
        <table:insertion table:id="ct1" table:acceptance-state="accepted" table:type="row" table:position="41" table:count="4" table:table="0">
          <office:change-info>
            <dc:creator> </dc:creator>
            <dc:date>2007-10-03T07:40:18.85</dc:date>
          </office:change-info>
          <table:dependencies>
            <table:dependence table:id="ct40"/>
            <table:dependence table:id="ct39"/>
            <table:dependence table:id="ct38"/>
            <table:dependence table:id="ct37"/>
            <table:dependence table:id="ct36"/>
            <table:dependence table:id="ct35"/>
            <table:dependence table:id="ct34"/>
            <table:dependence table:id="ct33"/>
          </table:dependencies>
        </table:insertion>
        <table:cell-content-change table:id="ct2" table:acceptance-state="accepted">
          <table:cell-address table:column="2" table:row="2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3" table:acceptance-state="accepted">
          <table:cell-address table:column="2" table:row="3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4" table:acceptance-state="accepted">
          <table:cell-address table:column="2" table:row="4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2" table:row="5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6" table:acceptance-state="accepted">
          <table:cell-address table:column="2" table:row="6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2" table:row="9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2" table:row="10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2" table:row="11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2" table:row="12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2" table:row="13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2" table:row="14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2" table:row="15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2" table:row="16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2" table:row="17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2" table:row="18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2" table:row="19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18" table:acceptance-state="accepted">
          <table:cell-address table:column="2" table:row="20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2" table:row="21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22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21" table:acceptance-state="accepted">
          <table:cell-address table:column="2" table:row="23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2" table:row="24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2" table:row="25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2" table:row="26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2" table:row="27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2" table:row="28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27" table:acceptance-state="accepted">
          <table:cell-address table:column="2" table:row="29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28" table:acceptance-state="accepted">
          <table:cell-address table:column="2" table:row="30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2" table:row="31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2" table:row="38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31" table:acceptance-state="accepted">
          <table:cell-address table:column="2" table:row="39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2" table:row="40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33" table:acceptance-state="accepted">
          <table:cell-address table:column="1" table:row="41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34" table:acceptance-state="accepted">
          <table:cell-address table:column="2" table:row="41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35" table:acceptance-state="accepted">
          <table:cell-address table:column="1" table:row="42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36" table:acceptance-state="accepted">
          <table:cell-address table:column="2" table:row="42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37" table:acceptance-state="accepted">
          <table:cell-address table:column="1" table:row="43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38" table:acceptance-state="accepted">
          <table:cell-address table:column="2" table:row="43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39" table:acceptance-state="accepted">
          <table:cell-address table:column="1" table:row="44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40" table:acceptance-state="accepted">
          <table:cell-address table:column="2" table:row="44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  <table:cell-content-change table:id="ct41" table:acceptance-state="accepted">
          <table:cell-address table:column="2" table:row="45" table:table="0"/>
          <office:change-info>
            <dc:creator> </dc:creator>
            <dc:date>2007-10-03T07:40:18.87</dc:date>
          </office:change-info>
          <table:previous>
            <table:change-track-table-cell/>
          </table:previous>
        </table:cell-content-change>
      </table:tracked-changes>
      <table:table table:name="Components of WSF C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row table:style-name="ro1">
          <table:table-cell table:number-columns-repeated="254"/>
        </table:table-row>
        <table:table-row table:style-name="ro2">
          <table:table-cell/>
          <table:table-cell table:style-name="ce2" office:value-type="string" table:number-columns-spanned="3" table:number-rows-spanned="1">
            <text:p>Components of WSF/C</text:p>
          </table:table-cell>
          <table:covered-table-cell table:style-name="ce16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ate</text:p>
          </table:table-cell>
          <table:table-cell table:style-name="ce17" office:value-type="string" table:number-columns-spanned="2" table:number-rows-spanned="1">
            <text:p>27.09.2007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Tester's Name</text:p>
          </table:table-cell>
          <table:table-cell table:style-name="ce16" office:value-type="string" table:number-columns-spanned="2" table:number-rows-spanned="1">
            <text:p>Evanthika Amarasiri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Platform</text:p>
          </table:table-cell>
          <table:table-cell table:style-name="ce16" office:value-type="string" table:number-columns-spanned="2" table:number-rows-spanned="1">
            <text:p>Windows XP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istribution(Binary/ Source)</text:p>
          </table:table-cell>
          <table:table-cell table:style-name="ce16" office:value-type="string" table:number-columns-spanned="2" table:number-rows-spanned="1">
            <text:p>Source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Released Version</text:p>
          </table:table-cell>
          <table:table-cell table:style-name="ce18" office:value-type="string" table:number-columns-spanned="2" table:number-rows-spanned="1">
            <text:p>1.1.0_RC7</text:p>
          </table:table-cell>
          <table:covered-table-cell/>
          <table:table-cell table:number-columns-repeated="250"/>
        </table:table-row>
        <table:table-row table:style-name="ro4">
          <table:table-cell table:number-columns-repeated="254"/>
        </table:table-row>
        <table:table-row table:style-name="ro4">
          <table:table-cell/>
          <table:table-cell table:style-name="ce4" office:value-type="string">
            <text:p>Component </text:p>
          </table:table-cell>
          <table:table-cell table:style-name="ce19" office:value-type="string">
            <text:p>Available (Y/N) </text:p>
          </table:table-cell>
          <table:table-cell table:style-name="ce24" office:value-type="string">
            <text:p>Comments 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axis2C Code </text:p>
          </table:table-cell>
          <table:table-cell table:style-name="ce20" office:value-type="string">
            <text:p>Y</text:p>
          </table:table-cell>
          <table:table-cell table:style-name="ce25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confi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doc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examp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rampart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ndesha2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van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wsclien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AUTHOR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build.bat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build_samples.sh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hangeLo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lean.bat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OPYIN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REDIT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INSTALL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8" office:value-type="string">
            <text:p>LICENCE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EW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OTIC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9" office:value-type="string">
            <text:p>README </text:p>
          </table:table-cell>
          <table:table-cell table:style-name="ce21" office:value-type="string">
            <text:p>Y</text:p>
          </table:table-cell>
          <table:table-cell table:style-name="ce27"/>
          <table:table-cell table:number-columns-repeated="250"/>
        </table:table-row>
        <table:table-row table:style-name="ro4">
          <table:table-cell/>
          <table:table-cell table:style-name="ce10" office:value-type="string">
            <text:p>NOTE : The ones marked in blue are files</text:p>
          </table:table-cell>
          <table:table-cell table:style-name="ce10" table:number-columns-repeated="2"/>
          <table:table-cell table:number-columns-repeated="250"/>
        </table:table-row>
        <table:table-row table:style-name="ro4" table:number-rows-repeated="3">
          <table:table-cell/>
          <table:table-cell table:style-name="ce10" table:number-columns-repeated="3"/>
          <table:table-cell table:number-columns-repeated="250"/>
        </table:table-row>
        <table:table-row table:style-name="ro5">
          <table:table-cell/>
          <table:table-cell table:style-name="ce11" office:value-type="string" table:number-columns-spanned="3" table:number-rows-spanned="1">
            <text:p>The following files should NOT be there in the WSF/C build</text:p>
          </table:table-cell>
          <table:covered-table-cell table:number-columns-repeated="2" table:style-name="ce7"/>
          <table:table-cell table:number-columns-repeated="250"/>
        </table:table-row>
        <table:table-row table:style-name="ro4">
          <table:table-cell/>
          <table:table-cell table:style-name="ce12" office:value-type="string">
            <text:p>Component      </text:p>
          </table:table-cell>
          <table:table-cell table:style-name="ce22" office:value-type="string">
            <text:p>Available (Y/N) </text:p>
          </table:table-cell>
          <table:table-cell table:style-name="ce28" office:value-type="string">
            <text:p>Comments(JIRA)</text:p>
          </table:table-cell>
          <table:table-cell table:number-columns-repeated="250"/>
        </table:table-row>
        <table:table-row table:style-name="ro4">
          <table:table-cell/>
          <table:table-cell table:style-name="ce13" office:value-type="string">
            <text:p>.svn </text:p>
          </table:table-cell>
          <table:table-cell table:style-name="ce23" office:value-type="string">
            <text:p>N</text:p>
          </table:table-cell>
          <table:table-cell table:style-name="ce13"/>
          <table:table-cell table:number-columns-repeated="250"/>
        </table:table-row>
        <table:table-row table:style-name="ro4">
          <table:table-cell/>
          <table:table-cell table:style-name="ce14" office:value-type="string">
            <text:p>.libs 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deps </text:p>
          </table:table-cell>
          <table:table-cell table:style-name="ce20" office:value-type="string">
            <text:p>Y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la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so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o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la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5" office:value-type="string">
            <text:p>Makefile </text:p>
          </table:table-cell>
          <table:table-cell table:style-name="ce21" office:value-type="string">
            <text:p>Y</text:p>
          </table:table-cell>
          <table:table-cell table:style-name="ce15"/>
          <table:table-cell table:number-columns-repeated="250"/>
        </table:table-row>
        <table:table-row table:style-name="ro4" table:number-rows-repeated="14">
          <table:table-cell table:number-columns-repeated="254"/>
        </table:table-row>
        <table:table-row table:style-name="ro1" table:number-rows-repeated="65475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>
        <table:named-range table:name="ChecklisttoverifythecomponentsofWSFC-ThefollowingfilesshouldNOTbethereintheWSF/Cbuild" table:base-cell-address="$'Components of WSF C'.$B$36" table:cell-range-address="$'Components of WSF C'.$B$3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3">10/03/2007</text:date>, <text:time>13:1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9-04T09:20:50</meta:creation-date>
    <dc:date>2007-10-03T13:10:39</dc:date>
    <dc:language>en-US</dc:language>
    <meta:editing-cycles>18</meta:editing-cycles>
    <meta:editing-duration>PT25M53S</meta:editing-duration>
    <meta:user-defined meta:name="Info 1"/>
    <meta:user-defined meta:name="Info 2"/>
    <meta:user-defined meta:name="Info 3"/>
    <meta:user-defined meta:name="Info 4"/>
    <meta:document-statistic meta:table-count="1" meta:cell-count="103"/>
  </office:meta>
</office:document-meta>
</file>